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Ultrafine_20_Dashe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0.842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cm" draw:marker-start="Arrow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font-name="Century Schoolbook 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Century Schoolbook L" fo:font-size="16pt" fo:font-style="italic" style:font-size-asian="16pt" style:font-size-complex="16pt"/>
    </style:style>
    <style:style style:name="P5" style:family="paragraph">
      <style:paragraph-properties fo:text-align="end"/>
      <style:text-properties style:font-name="Century Schoolbook L"/>
    </style:style>
    <style:style style:name="P6" style:family="paragraph">
      <style:text-properties style:font-name="Century Schoolbook 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6pt" fo:font-style="italic" style:font-size-asian="16pt" style:font-size-complex="16pt"/>
    </style:style>
    <style:style style:name="T3" style:family="text">
      <style:text-properties style:font-name="Century Schoolbook L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font-name="Century Schoolbook L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.1cm" svg:y1="5.106cm" svg:x2="9.399cm" svg:y2="5.106cm">
          <text:p/>
        </draw:line>
        <draw:line draw:style-name="gr1" draw:text-style-name="P1" draw:layer="layout" svg:x1="5.031cm" svg:y1="8.6cm" svg:x2="5.031cm" svg:y2="1.175cm">
          <text:p/>
        </draw:line>
        <draw:line draw:style-name="gr2" draw:text-style-name="P1" draw:layer="layout" svg:x1="7.215cm" svg:y1="3.271cm" svg:x2="7.215cm" svg:y2="5.455cm">
          <text:p/>
        </draw:line>
        <draw:line draw:style-name="gr2" draw:text-style-name="P1" draw:layer="layout" svg:x1="7.215cm" svg:y1="3.359cm" svg:x2="4.902cm" svg:y2="3.359cm">
          <text:p/>
        </draw:line>
        <draw:frame draw:style-name="gr3" draw:layer="layout" svg:width="0.8cm" svg:height="0.5cm" svg:x="6.44cm" svg:y="4.56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1.293cm" svg:height="1.092cm" svg:x="4.1cm" svg:y="5.118cm">
          <draw:text-box>
            <text:p text:style-name="P2"><text:span text:style-name="T1">O</text:span></text:p>
          </draw:text-box>
        </draw:frame>
        <draw:custom-shape draw:style-name="gr5" draw:text-style-name="P1" draw:layer="layout" svg:width="0.22cm" svg:height="0.211cm" svg:x="7.128cm" svg:y="3.2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4" draw:layer="layout" svg:width="1.748cm" svg:height="1.092cm" svg:x="3.295cm" svg:y="3.722cm">
          <draw:text-box>
            <text:p text:style-name="P3"><text:span text:style-name="T2">Y</text:span><text:span text:style-name="T3">(</text:span><text:span text:style-name="T4">t</text:span><text:span text:style-name="T3">)</text:span></text:p>
          </draw:text-box>
        </draw:frame>
        <draw:frame draw:style-name="gr4" draw:text-style-name="P4" draw:layer="layout" svg:width="1.485cm" svg:height="1.092cm" svg:x="6.666cm" svg:y="5.031cm">
          <draw:text-box>
            <text:p text:style-name="P3"><text:span text:style-name="T2">x</text:span><text:span text:style-name="T3">(</text:span><text:span text:style-name="T4">t</text:span><text:span text:style-name="T3">)</text:span></text:p>
          </draw:text-box>
        </draw:frame>
        <draw:line draw:style-name="gr1" draw:text-style-name="P1" draw:layer="layout" svg:x1="1.244cm" svg:y1="6.373cm" svg:x2="9.105cm" svg:y2="3.712cm">
          <text:p/>
        </draw:line>
        <draw:line draw:style-name="gr1" draw:text-style-name="P1" draw:layer="layout" svg:x1="6.134cm" svg:y1="8.374cm" svg:x2="3.753cm" svg:y2="1.341cm">
          <text:p/>
        </draw:line>
        <draw:line draw:style-name="gr2" draw:text-style-name="P1" draw:layer="layout" svg:x1="7.216cm" svg:y1="3.271cm" svg:x2="7.216cm" svg:y2="5.455cm">
          <text:p/>
        </draw:line>
        <draw:line draw:style-name="gr2" draw:text-style-name="P1" draw:layer="layout" svg:x1="7.216cm" svg:y1="3.359cm" svg:x2="4.903cm" svg:y2="3.359cm">
          <text:p/>
        </draw:line>
        <draw:polyline draw:style-name="gr6" draw:text-style-name="P1" draw:layer="layout" svg:width="0.175cm" svg:height="0.475cm" svg:x="6.241cm" svg:y="4.63cm" svg:viewBox="0 0 176 476" draw:points="0,0 176,318 176,476">
          <text:p/>
        </draw:polyline>
        <draw:custom-shape draw:style-name="gr5" draw:text-style-name="P1" draw:layer="layout" svg:width="0.22cm" svg:height="0.211cm" svg:x="7.129cm" svg:y="3.2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4" draw:layer="layout" svg:width="1.748cm" svg:height="1.092cm" svg:x="4.896cm" svg:y="2.522cm">
          <draw:text-box>
            <text:p text:style-name="P3"><text:span text:style-name="T2">y</text:span><text:span text:style-name="T3">(</text:span><text:span text:style-name="T4">t</text:span><text:span text:style-name="T3">)</text:span></text:p>
          </draw:text-box>
        </draw:frame>
        <draw:frame draw:style-name="gr4" draw:text-style-name="P5" draw:layer="layout" svg:width="1.648cm" svg:height="1.092cm" svg:x="8.252cm" svg:y="5.155cm">
          <draw:text-box>
            <text:p text:style-name="P5"><text:span text:style-name="T1">Re</text:span></text:p>
          </draw:text-box>
        </draw:frame>
        <draw:frame draw:style-name="gr4" draw:text-style-name="P6" draw:layer="layout" svg:width="1.704cm" svg:height="1.092cm" svg:x="4.296cm" svg:y="0.4cm">
          <draw:text-box>
            <text:p text:style-name="P6"><text:span text:style-name="T1">Im</text:span></text:p>
          </draw:text-box>
        </draw:frame>
        <draw:line draw:style-name="gr2" draw:text-style-name="P1" draw:layer="layout" svg:x1="7.217cm" svg:y1="3.359cm" svg:x2="4.643cm" svg:y2="4.208cm">
          <text:p/>
        </draw:line>
        <draw:line draw:style-name="gr2" draw:text-style-name="P1" draw:layer="layout" svg:x1="7.216cm" svg:y1="3.271cm" svg:x2="7.613cm" svg:y2="4.334cm">
          <text:p/>
        </draw:line>
        <draw:frame draw:style-name="gr4" draw:text-style-name="P4" draw:layer="layout" svg:width="1.485cm" svg:height="1.092cm" svg:x="7.467cm" svg:y="4.031cm">
          <draw:text-box>
            <text:p text:style-name="P3"><text:span text:style-name="T2">X</text:span><text:span text:style-name="T3">(</text:span><text:span text:style-name="T4">t</text:span><text:span text:style-name="T3">)</text:span></text:p>
          </draw:text-box>
        </draw:frame>
        <draw:frame draw:style-name="gr4" draw:text-style-name="P6" draw:layer="layout" svg:width="1.704cm" svg:height="1.092cm" svg:x="2.996cm" svg:y="0.5cm">
          <draw:text-box>
            <text:p text:style-name="P6"><text:span text:style-name="T1">Im</text:span></text:p>
          </draw:text-box>
        </draw:frame>
        <draw:frame draw:style-name="gr4" draw:text-style-name="P5" draw:layer="layout" svg:width="1.648cm" svg:height="1.092cm" svg:x="7.852cm" svg:y="2.755cm">
          <draw:text-box>
            <text:p text:style-name="P5"><text:span text:style-name="T1">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40:11.229216868</dc:date>
    <meta:editing-cycles>10</meta:editing-cycles>
    <meta:editing-duration>PT40M5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normal">ω</mi>
      <mi>t</mi>
    </mrow>
    <annotation encoding="StarMath 5.0">%omega t</annotation>
  </semantics>
</math>
</file>